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FreeSans" svg:font-family="FreeSans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Project_20_Body">
      <style:text-properties officeooo:rsid="00661108" officeooo:paragraph-rsid="00661108"/>
    </style:style>
    <style:style style:name="P2" style:family="paragraph" style:parent-style-name="Project_20_Body">
      <style:paragraph-properties fo:text-align="justify" style:justify-single-word="false"/>
      <style:text-properties officeooo:rsid="00661108" officeooo:paragraph-rsid="00661108"/>
    </style:style>
    <style:style style:name="P3" style:family="paragraph" style:parent-style-name="Project_20_Body">
      <style:paragraph-properties fo:text-align="start" style:justify-single-word="false"/>
      <style:text-properties officeooo:rsid="00661108" officeooo:paragraph-rsid="00661108"/>
    </style:style>
    <style:style style:name="P4" style:family="paragraph" style:parent-style-name="Project_20_Body">
      <style:paragraph-properties fo:text-align="start" style:justify-single-word="false"/>
      <style:text-properties officeooo:rsid="0067c40e" officeooo:paragraph-rsid="0067c40e"/>
    </style:style>
    <style:style style:name="P5" style:family="paragraph" style:parent-style-name="Project_20_Body">
      <style:paragraph-properties fo:text-align="start" style:justify-single-word="false"/>
      <style:text-properties officeooo:rsid="006c7591" officeooo:paragraph-rsid="006c7591"/>
    </style:style>
    <style:style style:name="P6" style:family="paragraph" style:parent-style-name="Footer">
      <style:paragraph-properties fo:text-align="center" style:justify-single-word="false"/>
      <style:text-properties style:font-name="Times New Roman2" fo:font-size="11pt" style:font-size-asian="11pt" style:font-size-complex="11pt"/>
    </style:style>
    <style:style style:name="P7" style:family="paragraph" style:parent-style-name="Project_20_Title" style:master-page-name="Standard">
      <style:paragraph-properties style:page-number="58" fo:break-before="auto" fo:break-after="auto"/>
      <style:text-properties officeooo:rsid="00661108" officeooo:paragraph-rsid="00661108"/>
    </style:style>
    <style:style style:name="T1" style:family="text">
      <style:text-properties officeooo:rsid="006c75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p text:style-name="P7"><text:soft-page-break/>BIBLIOGRAPHY</text:p>
      <text:p text:style-name="P1">[1] Simmonds, A; Sandilands, P; van Ekert, L (2004), "An Ontology for Network Security Attacks", Lecture Notes in Computer Science 3285: 317–323</text:p>
      <text:p text:style-name="P1">[2] Scarfone, Karen; Mell, Peter (February 2007), "Guide to Intrusion Detection and Prevention Systems (IDPS)", Computer Security Resource Center (National Institute of Standards and Technology) (800–94), Retrieved 1 January 2010</text:p>
      <text:p text:style-name="P1">[3] ISO/IEC 27000:2009 from ISO, via their ITTF web site</text:p>
      <text:p text:style-name="P1">[4] Marina Thottan, Guanglei Liu, Chuanyi Ji. <text:s/>“Anomaly Detection Approaches for Communication Networks”</text:p>
      <text:p text:style-name="P1">[5] Langely, Pat; Simon, Herbert; “Applications of Machine Learning and Rule Induction” 19950328164 Institute for the Study of Learning and Expertise Technical Report 95-1 February 15, 1995</text:p>
      <text:p text:style-name="P1">[6] Nitin; Mattord, verma (2008), <text:s/>Principles of Information Security Course Technology, pp 290–301, ISBN 978-1-4239-0177-8</text:p>
      <text:p text:style-name="P1">[7] Kevin P Murphy, “Machine Learning, A Probablistic Perspective”, The MIT Press, Cambridge, Massachusetts, London, England</text:p>
      <text:p text:style-name="P1">[8] Mansi Gyanchandani, J.L. Rana, R.N. Yadav, “Taxonomy of Anomaly Based Intrusion Detection System: A Review”, International Journal of Scientific and Research Publications, Volume 2, Issue 12, December 2012</text:p>
      <text:p text:style-name="P1">[9] Feller, W. (1971), “Introduction to Probability Theory and Its Applications”, Vol II (2nd edition), Wiley. ISBN 0-471-25709-5 (pages 9 and 20)</text:p>
      <text:p text:style-name="P1">[10] <text:s/>Rangadurai Karthick R, Hattiwale V.P and Ravindran B, “Adaptive Network Intrusion Detection System Using a Hybrid Approach”, IEEE paper, 2012</text:p>
      <text:p text:style-name="P1">[11] Paul Hick, Emile Aben, kc claffy, Josh Polterock, The CAIDA “DDoS Attack 2007” Dataset, http://www.caida.org/data/passive/ddos-20070804dataset.xml</text:p>
      <text:p text:style-name="P3">[12] DARPA intrusion detection evaluation dataset, http://www.ll.mit.edu/mission/communications/ist/corpora/ideval/data/index.html</text:p>
      <text:p text:style-name="P2">[13] Davide Ariu, Giorgio Giacinto and Roberto Perdisci, “Sensing attacks in Computers Networks with Hidden Markov Models”</text:p>
      <text:p text:style-name="P2">[14] Zhang, Harry; “The optimality of Naïve Bayes”, American Association for Artificial Intelligence 2004</text:p>
      <text:p text:style-name="P2"><text:soft-page-break/>[15] Mitchell, M Tom; “Machine Learning”, McGraw-Hill, ISBN: 0070428077</text:p>
      <text:p text:style-name="P2">[16] Vijayasarathy, R; Ravindran, B ; Raghavan, S.V; “A system approach to network modeling for DDoS detection using a Naive Bayesian classiﬁer”, COMSNETS, 2011</text:p>
      <text:p text:style-name="P2">[17] Kok-Chin Khor; Choo-Yee Ting; Somnuk-Phon Amnuaisuk; “From Feature Selection to Building of Bayesian Classifiers: A Network Intrusion Detection Perspective”</text:p>
      <text:p text:style-name="P2">[18] Dewan Md. Farid; Nouria Harbi; Mohammad Zahidur Rahman, “Combining Naïve Bayes and decision tree for adaptive Intrusion Detection”</text:p>
      <text:p text:style-name="P3">[19] DARPA Dataset, 1999, http://www.ll.mit.edu/mission/communications/cyber/CSTcorpora/ideval/data/1999data.html</text:p>
      <text:p text:style-name="P2">[20] KDD Dataset, Cup 1999 Data, http://kdd.ics.uci.edu/databases/kddcup99/kddcup99.html</text:p>
      <text:p text:style-name="P4">[21] Auckland Dataset, WITS: Auckland II, http://wand.net.nz/wits/auck/2/auckland_ii.php</text:p>
      <text:p text:style-name="Project_20_Body"><text:span text:style-name="T1">[22] Python Documentation, </text:span>https://docs.python.org/2/</text:p>
      <text:p text:style-name="P5">[23] Numpy Documentation, http://www.scipy.org/scipylib/download.html</text:p>
      <text:p text:style-name="P5">[24] Flask Documentation, http://flask.pocoo.org/docs/installation/</text:p>
      <text:p text:style-name="P5">[25] Matplotlib Documentation, http://matplotlib.org/1.3.1/users/installing.html</text:p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FreeSans" svg:font-family="FreeSans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oject_20_Title" style:display-name="Project Title" style:family="paragraph" style:parent-style-name="Standard" style:master-page-name="">
      <style:paragraph-properties fo:line-height="150%" fo:text-align="center" style:justify-single-word="false" style:page-number="auto"/>
      <style:text-properties style:font-name="Times New Roman" fo:font-family="'Times New Roman'" style:font-style-name="Regular" style:font-family-generic="roman" style:font-pitch="variable" fo:font-size="18pt" style:text-underline-style="solid" style:text-underline-width="auto" style:text-underline-color="font-color" fo:font-weight="bold" style:font-size-asian="10.5pt"/>
    </style:style>
    <style:style style:name="Project_20_Heading" style:display-name="Project Heading" style:family="paragraph" style:parent-style-name="Standard" style:master-page-name="">
      <style:paragraph-properties fo:line-height="150%" style:page-number="auto"/>
      <style:text-properties style:font-name="Times New Roman1" fo:font-family="'Times New Roman'" style:font-style-name="Bold" style:font-family-generic="roman" style:font-pitch="variable" fo:font-size="16pt" fo:font-weight="bold" style:font-size-asian="10.5pt"/>
    </style:style>
    <style:style style:name="Project_20_Subheading" style:display-name="Project Subheading" style:family="paragraph" style:parent-style-name="Standard" style:master-page-name="">
      <style:paragraph-properties fo:line-height="150%" style:page-number="auto"/>
      <style:text-properties style:font-name="Times New Roman1" fo:font-family="'Times New Roman'" style:font-style-name="Bold" style:font-family-generic="roman" style:font-pitch="variable" fo:font-size="14pt" fo:font-weight="bold" style:font-size-asian="10.5pt"/>
    </style:style>
    <style:style style:name="Project_20_Chapter" style:display-name="Project Chapter" style:family="paragraph" style:parent-style-name="Standard" style:master-page-name="">
      <style:paragraph-properties fo:line-height="150%" fo:text-align="end" style:justify-single-word="false" style:page-number="auto"/>
      <style:text-properties style:font-name="Times New Roman1" fo:font-family="'Times New Roman'" style:font-style-name="Bold" style:font-family-generic="roman" style:font-pitch="variable" fo:font-size="16pt" fo:font-weight="bold" style:font-size-asian="10.5pt"/>
    </style:style>
    <style:style style:name="Project_20_Body" style:display-name="Project Body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" fo:font-family="'Times New Roman'" style:font-style-name="Regular" style:font-family-generic="roman" style:font-pitch="variable" style:font-size-asian="10.5pt"/>
    </style:style>
    <style:style style:name="Project_20_Fig_20__26__20_Tab" style:display-name="Project Fig &amp; Tab" style:family="paragraph" style:parent-style-name="Standard" style:master-page-name="">
      <style:paragraph-properties fo:margin-top="0.199cm" fo:margin-bottom="0cm" style:contextual-spacing="false" fo:line-height="150%" fo:text-align="center" style:justify-single-word="false" style:page-number="auto"/>
      <style:text-properties style:font-name="Times New Roman" fo:font-family="'Times New Roman'" style:font-style-name="Regular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uperscript" style:family="text">
      <style:text-properties style:text-position="super 75%" style:font-name="Times New Roman" fo:font-family="'Times New Roman'" style:font-style-name="Regular" style:font-family-generic="roman" style:font-pitch="variable" style:font-size-asian="10.5pt"/>
    </style:style>
    <style:style style:name="Subscript" style:family="text">
      <style:text-properties style:text-position="sub 60%" style:font-name="Times New Roman" fo:font-family="'Times New Roman'" style:font-style-name="Regular" style:font-family-generic="roman" style:font-pitch="variable" style:font-size-asian="10.5pt"/>
    </style:style>
    <style:style style:name="Normal" style:family="text" style:parent-style-name="Superscript">
      <style:text-properties style:text-position="0% 10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ext_20_Body" style:display-name="Text Body" style:family="graphic" style:parent-style-name="Graphics">
      <style:graphic-properties svg:width="13.944cm" svg:height="7.276cm" text:anchor-type="as-char" svg:x="0cm" svg:y="-7.276cm" fo:margin-left="0cm" fo:margin-right="0cm" fo:margin-top="0cm" fo:margin-bottom="0cm" style:vertical-pos="top" style:vertical-rel="baseline" style:horizontal-pos="center" style:horizontal-rel="paragraph" fo:padding="0cm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2" fo:font-size="11pt" style:font-size-asian="11pt" style:font-size-complex="11pt"/>
    </style:style>
    <style:page-layout style:name="Mpm1">
      <style:page-layout-properties fo:page-width="21.59cm" fo:page-height="27.94cm" style:num-format="1" style:print-orientation="portrait" fo:margin-top="1.91cm" fo:margin-bottom="1.91cm" fo:margin-left="3.18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8T16:27:54.601110568</meta:creation-date>
    <dc:date>2014-06-06T18:01:53.812558614</dc:date>
    <meta:editing-duration>PT4H30M56S</meta:editing-duration>
    <meta:editing-cycles>50</meta:editing-cycles>
    <meta:generator>LibreOffice/4.2.4.2$Linux_X86_64 LibreOffice_project/420m0$Build-2</meta:generator>
    <meta:document-statistic meta:table-count="0" meta:image-count="0" meta:object-count="0" meta:page-count="3" meta:paragraph-count="27" meta:word-count="371" meta:character-count="3078" meta:non-whitespace-character-count="2734"/>
  </office:meta>
</office:document-meta>
</file>